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language="pt" fo:country="BR" fo:font-weight="bold" style:font-weight-asian="bold" style:font-weight-complex="bold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fo:language="pt" fo:country="BR" fo:font-weight="bold" style:font-weight-asian="bold" style:font-weight-complex="bold"/>
    </style:style>
    <style:style style:name="P3" style:family="paragraph" style:parent-style-name="Standard" style:list-style-name="L3">
      <style:paragraph-properties fo:line-height="150%" fo:text-align="justify" style:justify-single-word="false"/>
      <style:text-properties fo:language="pt" fo:country="BR" fo:font-weight="bold" style:font-weight-asian="bold" style:font-weight-complex="bold"/>
    </style:style>
    <style:style style:name="P4" style:family="paragraph" style:parent-style-name="Standard" style:list-style-name="L2">
      <style:paragraph-properties fo:line-height="150%" fo:text-align="justify" style:justify-single-word="false"/>
      <style:text-properties fo:language="pt" fo:country="BR" fo:font-weight="normal" style:font-weight-asian="normal" style:font-weight-complex="normal"/>
    </style:style>
    <style:style style:name="P5" style:family="paragraph" style:parent-style-name="Standard" style:list-style-name="L3">
      <style:paragraph-properties fo:line-height="150%" fo:text-align="justify" style:justify-single-word="false"/>
      <style:text-properties fo:language="pt" fo:country="BR" fo:font-weight="normal" style:font-weight-asian="normal" style:font-weight-complex="normal"/>
    </style:style>
    <style:style style:name="P6" style:family="paragraph" style:parent-style-name="Standard" style:list-style-name="L3">
      <style:paragraph-properties fo:line-height="150%" fo:text-align="justify" style:justify-single-word="false"/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 style:list-style-name="L3">
      <style:paragraph-properties fo:line-height="150%" fo:text-align="justify" style:justify-single-word="false"/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language="pt" fo:country="B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URIS ESTUDOS JURÍDICOS – MÓDULO DIREITO CIVIL E PROCESSO CIVIL</text:p>
      <text:p text:style-name="P1">TEMA: RESPONSABILIDADE CIVIL</text:p>
      <text:p text:style-name="P1">CRONOGRAMA DE AULA – 11/02/2017</text:p>
      <text:p text:style-name="P1"/>
      <text:p text:style-name="P1">Período da manhã – abordagem teórica e debates</text:p>
      <text:p text:style-name="P1"/>
      <text:list xml:id="list33327669" text:style-name="L1">
        <text:list-item>
          <text:p text:style-name="P2">Responsabilidade Civil: aspectos introdutórios e elementos</text:p>
        </text:list-item>
      </text:list>
      <text:list xml:id="list33323587" text:style-name="L2">
        <text:list-item>
          <text:list>
            <text:list-item>
              <text:p text:style-name="P4">Aspectos históricos – fases da teoria da responsabilidade civil.</text:p>
            </text:list-item>
            <text:list-item>
              <text:p text:style-name="P4">Lei Aquiliana (séc. III a. C.)</text:p>
            </text:list-item>
            <text:list-item>
              <text:p text:style-name="P4">Cenário contemporâneo e perspectiva futura da Teoria da Responsabilidade Civil.</text:p>
            </text:list-item>
          </text:list>
        </text:list-item>
      </text:list>
      <text:list xml:id="list33325162" text:style-name="L3">
        <text:list-item>
          <text:p text:style-name="P3">Responsabilidade civil contratual</text:p>
          <text:p text:style-name="P5">2.1. Fases negociais e responsabilidade contratual</text:p>
        </text:list-item>
        <text:list-item>
          <text:p text:style-name="P3">Funções da Responsabilidade Civil</text:p>
          <text:p text:style-name="P5">3.1. Reparatória</text:p>
          <text:p text:style-name="P5">3.2. Sancionatória – <text:span text:style-name="T1">Punitive Damages</text:span></text:p>
          <text:p text:style-name="P6">3.3. Preventiva ou dissuasória</text:p>
        </text:list-item>
        <text:list-item>
          <text:p text:style-name="P8">Responsabilidade extracontratual ou aquiliana</text:p>
          <text:p text:style-name="P6">4.1. Ato ilícito – conceito</text:p>
          <text:p text:style-name="P6">4.2. Abuso de direito (atos emulativos) – conceito</text:p>
          <text:p text:style-name="P6">4.3. Dever de reparação do dano causado</text:p>
          <text:p text:style-name="P6">4.4. Casos de abuso de direito</text:p>
        </text:list-item>
        <text:list-item>
          <text:p text:style-name="P8">Elementos da Responsabilidade Civil</text:p>
          <text:p text:style-name="P6">5.1. Discussão doutrinária</text:p>
          <text:p text:style-name="P6">5.2. Conduta Humana</text:p>
          <text:p text:style-name="P6">5.3. Evolução da teoria da culpa</text:p>
          <text:p text:style-name="P6">5.4. Classificação do grau da culpa</text:p>
          <text:p text:style-name="P6">5.5. Nexo causal (nexo de causalidade)</text:p>
          <text:p text:style-name="P6">5.6. Teorias do nexo causal</text:p>
          <text:p text:style-name="P6">5.7. Dano</text:p>
        </text:list-item>
        <text:list-item>
          <text:p text:style-name="P8">Danos morais</text:p>
          <text:p text:style-name="P6">6.1. O que são danos morais?</text:p>
        </text:list-item>
        <text:list-item>
          <text:p text:style-name="P8">Danos estéticos</text:p>
          <text:p text:style-name="P6">7.1. O que é “Estética”?</text:p>
          <text:p text:style-name="P6">7.2. O que são “Danos Estéticos”?</text:p>
        </text:list-item>
        <text:list-item>
          <text:p text:style-name="P3"><text:span text:style-name="T2">Danos morais coletivos</text:span><text:span text:style-name="T3"> </text:span></text:p>
          <text:p text:style-name="P6"><text:soft-page-break/>8.1. O que são danos morais coletivos?</text:p>
          <text:p text:style-name="P6">8.2. Código de Defesa do Consumidor</text:p>
          <text:p text:style-name="P6">8.3. Divergência jurisprudencial</text:p>
        </text:list-item>
        <text:list-item>
          <text:p text:style-name="P8">Danos sociais</text:p>
          <text:p text:style-name="P6">9.1. O que são “danos sociais”?</text:p>
          <text:p text:style-name="P6">9.2. Distinção entre “danos morais coletivos” e “danos sociais”</text:p>
        </text:list-item>
        <text:list-item>
          <text:p text:style-name="P8">Outras regras para fixação do valor da indenização</text:p>
          <text:p text:style-name="P6">10.1. Análise de artigos do Código Civil</text:p>
        </text:list-item>
        <text:list-item>
          <text:p text:style-name="P8">Teoria do Risco</text:p>
          <text:p text:style-name="P6">11.1. Teoria do risco administrativo</text:p>
          <text:p text:style-name="P6">11.2. Teoria do risco criado</text:p>
          <text:p text:style-name="P6">11.3. Teoria do risco da atividade (risco profissional)</text:p>
          <text:p text:style-name="P6">11.4. Teoria do risco-proveito</text:p>
          <text:p text:style-name="P6">11.5. Teoria do risco integral</text:p>
        </text:list-item>
        <text:list-item>
          <text:p text:style-name="P8">Responsabilidade Civil na Internet</text:p>
          <text:p text:style-name="P6">12.1. Responsabilidade subjetiva ou objetiva?</text:p>
          <text:p text:style-name="P6">12.2. Marco Civil da Internet</text:p>
        </text:list-item>
        <text:list-item>
          <text:p text:style-name="P8">Responsabilidade Civil dos Clubes de Futebol</text:p>
          <text:p text:style-name="P6">13.1. Torcidas Organizadas</text:p>
        </text:list-item>
        <text:list-item>
          <text:p text:style-name="P8">Responsabilidade objetiva no CC/02</text:p>
          <text:p text:style-name="P6">14.1. Análise de artigos, enunciados e jurisprudência</text:p>
        </text:list-item>
        <text:list-item>
          <text:p text:style-name="P8">Responsabilidade no contrato de transporte</text:p>
          <text:p text:style-name="P6">15.1. Análise de artigos, enunciados e jurisprudência</text:p>
          <text:p text:style-name="P8"/>
        </text:list-item>
      </text:list>
      <text:p text:style-name="P7">Período da tarde – atividades práticas e debates</text:p>
      <text:p text:style-name="P7"/>
      <text:list xml:id="list33374823" text:continue-numbering="true" text:style-name="L3">
        <text:list-header>
          <text:p text:style-name="P8">1. Atividades práticas </text:p>
          <text:p text:style-name="P6">1.1. Atividades individuais</text:p>
          <text:p text:style-name="P6">1.2. Atividades em grupo</text:p>
          <text:p text:style-name="P6">1.3. Debates sobre os assuntos abordados</text:p>
          <text:p text:style-name="P3"/>
        </text:list-header>
      </text:list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ISCO MATOZINHO</meta:initial-creator>
    <meta:creation-date>2017-01-30T21:00:35.45</meta:creation-date>
    <dc:date>2017-02-04T13:17:34.37</dc:date>
    <dc:creator>FRANCISCO MATOZINHO</dc:creator>
    <meta:editing-duration>PT01H15M09S</meta:editing-duration>
    <meta:editing-cycles>4</meta:editing-cycles>
    <meta:generator>BrOffice.org/3.1$Win32 OpenOffice.org_project/310m19$Build-9420</meta:generator>
    <meta:document-statistic meta:table-count="0" meta:image-count="0" meta:object-count="0" meta:page-count="2" meta:paragraph-count="61" meta:word-count="341" meta:character-count="2214"/>
  </office:meta>
</office:document-meta>
</file>